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41c4a" officeooo:paragraph-rsid="00041c4a" style:font-size-asian="10pt" style:font-size-complex="10pt"/>
    </style:style>
    <style:style style:name="P3" style:family="paragraph" style:parent-style-name="Standard">
      <style:text-properties fo:font-size="10pt" officeooo:rsid="0002a49b" officeooo:paragraph-rsid="0002a49b" style:font-size-asian="10pt" style:font-size-complex="10pt"/>
    </style:style>
    <style:style style:name="P4" style:family="paragraph" style:parent-style-name="Standard">
      <style:text-properties fo:font-size="10pt" officeooo:rsid="00056081" officeooo:paragraph-rsid="00056081" style:font-size-asian="10pt" style:font-size-complex="10pt"/>
    </style:style>
    <style:style style:name="P5" style:family="paragraph" style:parent-style-name="Standard">
      <style:text-properties fo:font-size="10pt" officeooo:rsid="00056081" officeooo:paragraph-rsid="0009035c" style:font-size-asian="10pt" style:font-size-complex="10pt"/>
    </style:style>
    <style:style style:name="P6" style:family="paragraph" style:parent-style-name="Standard">
      <style:text-properties fo:font-size="10pt" officeooo:rsid="0005dcec" officeooo:paragraph-rsid="0005dcec" style:font-size-asian="10pt" style:font-size-complex="10pt"/>
    </style:style>
    <style:style style:name="P7" style:family="paragraph" style:parent-style-name="Standard">
      <style:text-properties fo:font-size="10pt" officeooo:rsid="0006c96d" officeooo:paragraph-rsid="0006c96d" style:font-size-asian="10pt" style:font-size-complex="10pt"/>
    </style:style>
    <style:style style:name="P8" style:family="paragraph" style:parent-style-name="Standard">
      <style:text-properties fo:font-size="10pt" officeooo:rsid="0006c96d" officeooo:paragraph-rsid="000b18b8" style:font-size-asian="10pt" style:font-size-complex="10pt"/>
    </style:style>
    <style:style style:name="P9" style:family="paragraph" style:parent-style-name="Standard">
      <style:text-properties fo:font-size="10pt" officeooo:rsid="0009035c" officeooo:paragraph-rsid="0009035c" style:font-size-asian="10pt" style:font-size-complex="10pt"/>
    </style:style>
    <style:style style:name="P10" style:family="paragraph" style:parent-style-name="Standard">
      <style:text-properties fo:font-size="10pt" officeooo:rsid="000a6719" officeooo:paragraph-rsid="000a6719" style:font-size-asian="10pt" style:font-size-complex="10pt"/>
    </style:style>
    <style:style style:name="P11" style:family="paragraph" style:parent-style-name="Standard">
      <style:text-properties fo:font-size="10pt" officeooo:rsid="000b4265" officeooo:paragraph-rsid="000b4265" style:font-size-asian="10pt" style:font-size-complex="10pt"/>
    </style:style>
    <style:style style:name="P12" style:family="paragraph" style:parent-style-name="Standard">
      <style:text-properties fo:font-size="10pt" fo:font-weight="bold" officeooo:rsid="00041c4a" officeooo:paragraph-rsid="00041c4a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37b70" loext:char-shading-value="0"/>
    </style:style>
    <style:style style:name="T3" style:family="text">
      <style:text-properties fo:background-color="#7da7d8" loext:char-shading-value="0"/>
    </style:style>
    <style:style style:name="T4" style:family="text">
      <style:text-properties fo:background-color="#add58a" loext:char-shading-value="0"/>
    </style:style>
    <style:style style:name="T5" style:family="text">
      <style:text-properties officeooo:rsid="00041c4a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9035c"/>
    </style:style>
    <style:style style:name="T8" style:family="text">
      <style:text-properties officeooo:rsid="00056081"/>
    </style:style>
    <style:style style:name="T9" style:family="text">
      <style:text-properties officeooo:rsid="0005dce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dcec" style:font-weight-asian="bold" style:font-weight-complex="bold"/>
    </style:style>
    <style:style style:name="T12" style:family="text">
      <style:text-properties fo:font-weight="bold" officeooo:rsid="00056081" style:font-weight-asian="bold" style:font-weight-complex="bold"/>
    </style:style>
    <style:style style:name="T13" style:family="text">
      <style:text-properties fo:font-weight="bold" officeooo:rsid="0009035c" style:font-weight-asian="bold" style:font-weight-complex="bold"/>
    </style:style>
    <style:style style:name="T14" style:family="text">
      <style:text-properties fo:font-weight="bold" officeooo:rsid="000b4265" style:font-weight-asian="bold" style:font-weight-complex="bold"/>
    </style:style>
    <style:style style:name="T15" style:family="text">
      <style:text-properties fo:background-color="#bcaed5" loext:char-shading-value="0"/>
    </style:style>
    <style:style style:name="T16" style:family="text">
      <style:text-properties officeooo:rsid="0009035c"/>
    </style:style>
    <style:style style:name="T17" style:family="text">
      <style:text-properties fo:background-color="#adc5e7" loext:char-shading-value="0"/>
    </style:style>
    <style:style style:name="T18" style:family="text">
      <style:text-properties officeooo:rsid="0009035c" fo:background-color="#adc5e7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#fedcc6" loext:char-shading-value="0"/>
    </style:style>
    <style:style style:name="T21" style:family="text">
      <style:text-properties officeooo:rsid="000b58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<text:span text:style-name="T6">th</text:span> June 2020 <text:span text:style-name="T16">(updated 23</text:span><text:span text:style-name="T7">rd</text:span><text:span text:style-name="T16"> July 2020)</text:span><text:tab/><text:tab/><text:span text:style-name="T8">Worst case error free reverse-proxy log line lengths</text:span></text:p>
      <text:p text:style-name="P1"/>
      <text:p text:style-name="P1">LOG LINE 1:</text:p>
      <text:p text:style-name="P1">===========</text:p>
      <text:p text:style-name="P1">{"created_at":"2020-06-07T08:55:12.490160793Z"<text:span text:style-name="T15">,"namespace":"dp-frontend-router"</text:span>,"event":"http request received","trace_id":"<text:span text:style-name="T3">TxKAlJEXvSgIZCYy</text:span>","http":{"status_code":0<text:span text:style-name="T4">,"method":"GET"</text:span><text:span text:style-name="T1">,"path":"/embed/visualisations/peoplepopulationandcommunity/populationandmigration/internationalmigration/qmis/shortterminternationalmigrationestimatesforlocalauthoritiesqmi"</text:span>,"started_at":"2020-06-07T08:55:12.490157723Z"}}</text:p>
      <text:p text:style-name="P1"/>
      <text:p text:style-name="P1">LOG LINE 2:</text:p>
      <text:p text:style-name="P1">===========</text:p>
      <text:p text:style-name="P1">{"created_at":"2020-06-07T08:55:12.490637771Z"<text:span text:style-name="T15">,"namespace":"dp-frontend-router"</text:span>,"event":"proxying request","trace_id":"<text:span text:style-name="T3">TxKAlJEXvSgIZCYy</text:span>","severity":3,"http":{"status_code":0<text:span text:style-name="T4">,"method":"GET"</text:span><text:span text:style-name="T1">,"path":"/embed/visualisations/peoplepopulationandcommunity/populationandmigration/internationalmigration/qmis/shortterminternationalmigrationestimatesforlocalauthoritiesqmi"</text:span><text:span text:style-name="T2">,"query":"%3Auri=embed%2Fvisualisations%2Fpeoplepopulationandcommunity%2Fpopulationandmigration%2Finternationalmigration%2Fqmis%2Fshortterminternationalmigrationestimatesforlocalauthoritiesqmi"</text:span>}<text:span text:style-name="T19">,"data":{"destination":{</text:span><text:span text:style-name="T17">"Scheme":"http","Opaque":"","User":null,"Host":"localhost:8080","Path":"","RawPath":"","ForceQuery":false,"RawQuery":"","Fragment":""</text:span><text:span text:style-name="T19">}</text:span>,"proxy_name":"babbage"}}</text:p>
      <text:p text:style-name="P1"/>
      <text:p text:style-name="P1">LOG LINE 3:</text:p>
      <text:p text:style-name="P1">===========</text:p>
      <text:p text:style-name="P1">{"created_at":"2020-06-07T08:55:12.494380844Z"<text:span text:style-name="T15">,"namespace":"dp-frontend-router"</text:span>,"event":"http request completed","trace_id":"<text:span text:style-name="T3">TxKAlJEXvSgIZCYy</text:span>","http":{"status_code":200<text:span text:style-name="T4">,"method":"GET"</text:span><text:span text:style-name="T1">,"path":"/embed/visualisations/peoplepopulationandcommunity/populationandmigration/internationalmigration/qmis/shortterminternationalmigrationestimatesforlocalauthoritiesqmi"</text:span><text:span text:style-name="T2">,"query":"%3Auri=embed%2Fvisualisations%2Fpeoplepopulationandcommunity%2Fpopulationandmigration%2Finternationalmigration%2Fqmis%2Fshortterminternationalmigrationestimatesforlocalauthoritiesqmi"</text:span><text:span text:style-name="T20">,"started_at":"2020-06-07T08:55:12.490157723Z"</text:span>,"ended_at":"2020-06-07T08:55:12.494377015Z","duration":4219292,"response_content_length":4}}</text:p>
      <text:p text:style-name="P1"/>
      <text:p text:style-name="P1"/>
      <text:p text:style-name="P3">The above clearly shows <text:span text:style-name="T5">where the duplication exists.</text:span></text:p>
      <text:p text:style-name="P3"/>
      <text:p text:style-name="P12">Possible optimisations:</text:p>
      <text:p text:style-name="P2">Using an environment variable ‘SLIM_LOG’ one could shrink the log in production and only have the full log on development test site to check reverse proxying paths, etc.</text:p>
      <text:p text:style-name="P2"/>
      <text:p text:style-name="P2">Don’t log text highlighted thus:</text:p>
      <text:p text:style-name="P2">1. Yellow in ‘LOG LINE 2’ and ‘LOG LINE 3’<text:tab/><text:span text:style-name="T8">saving </text:span><text:span text:style-name="T12">348</text:span><text:span text:style-name="T8"> characters<text:tab/>(2x 174)</text:span></text:p>
      <text:p text:style-name="P2">2. Green in ‘LOG LINE 2’ and ‘LOG LINE 3’<text:tab/><text:span text:style-name="T8">saving </text:span><text:span text:style-name="T12">30</text:span><text:span text:style-name="T8"> characters<text:tab/>(2x 15)</text:span></text:p>
      <text:p text:style-name="P2">3. Red in ‘LOG LINE 3’<text:tab/><text:tab/><text:tab/><text:tab/><text:span text:style-name="T8">saving </text:span><text:span text:style-name="T12">193</text:span><text:span text:style-name="T8"> characters<text:tab/>(1x 193)</text:span></text:p>
      <text:p text:style-name="P9">4. Purple in ‘<text:span text:style-name="T5">LOG LINE 2’ and ‘LOG LINE 3’<text:tab/>saving </text:span><text:span text:style-name="T10">66</text:span><text:span text:style-name="T5"> characters<text:tab/>(2x </text:span>33<text:span text:style-name="T8">)</text:span></text:p>
      <text:p text:style-name="P11">5. Light Orange <text:span text:style-name="T5">in ‘LOG LINE 3’<text:tab/><text:tab/><text:tab/>saving </text:span><text:span text:style-name="T10">46</text:span><text:span text:style-name="T8"> characters<text:tab/>(1x </text:span>46<text:span text:style-name="T8">)</text:span></text:p>
      <text:p text:style-name="P2"/>
      <text:p text:style-name="P5">There are 1832 characters in all 3 log lines. The above 3 savings total: <text:span text:style-name="T13">6</text:span><text:span text:style-name="T14">83</text:span> characters.</text:p>
      <text:p text:style-name="P4"/>
      <text:p text:style-name="P4">“trace_id” could be shortened to “id”, saving another <text:span text:style-name="T10">18</text:span> characters.</text:p>
      <text:p text:style-name="P4">“status_code” could be shortened to “status”, saving another <text:span text:style-name="T10">15</text:span> characters <text:span text:style-name="T9">(3x 5)</text:span>.</text:p>
      <text:p text:style-name="P4">“<text:span text:style-name="T9">created_at” could be shortened to “at”, saving another </text:span><text:span text:style-name="T11">24</text:span><text:span text:style-name="T9"> characters (3x 8)</text:span></text:p>
      <text:p text:style-name="P4"/>
      <text:p text:style-name="P6">Additional savings total: 18 + 15 + 24 = <text:span text:style-name="T16">57</text:span></text:p>
      <text:p text:style-name="P6"/>
      <text:p text:style-name="P6">That’s a total of: <text:span text:style-name="T16">683</text:span> + <text:span text:style-name="T16">57</text:span> = <text:span text:style-name="T14">740</text:span></text:p>
      <text:p text:style-name="P6"/>
      <text:p text:style-name="P6">694 / 1832 = <text:span text:style-name="T21">40</text:span><text:span text:style-name="T10">%</text:span> saving <text:s/>(best case)</text:p>
      <text:p text:style-name="P6"/>
      <text:p text:style-name="P6">Savings will be less for shorter reverse proxy lines.</text:p>
      <text:p text:style-name="P6"/>
      <text:p text:style-name="P7">17<text:span text:style-name="T6">th</text:span> July 2020</text:p>
      <text:p text:style-name="P8">Looking at LOG LINE 2, for “data”:”destination” … which of its key values are NOT needed ??? <text:span text:style-name="T16">(highlighted in </text:span><text:span text:style-name="T18">light BLUE</text:span><text:span text:style-name="T16">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7:46:49.942403582</meta:creation-date>
    <dc:date>2020-07-23T14:14:23.639647954</dc:date>
    <meta:editing-duration>PT1H22M1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56" meta:character-count="3211" meta:non-whitespace-character-count="2977"/>
  </office:meta>
</office:document-meta>
</file>